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3d2c" officeooo:paragraph-rsid="001d3d2c"/>
    </style:style>
    <style:style style:name="P2" style:family="paragraph" style:parent-style-name="Standard">
      <style:text-properties officeooo:rsid="001e51dd" officeooo:paragraph-rsid="001e51dd"/>
    </style:style>
    <style:style style:name="P3" style:family="paragraph" style:parent-style-name="Standard">
      <style:text-properties officeooo:rsid="001eb7ec" officeooo:paragraph-rsid="005f8670"/>
    </style:style>
    <style:style style:name="P4" style:family="paragraph" style:parent-style-name="Standard">
      <style:text-properties officeooo:rsid="00277b58" officeooo:paragraph-rsid="00277b58"/>
    </style:style>
    <style:style style:name="P5" style:family="paragraph" style:parent-style-name="Standard">
      <style:text-properties officeooo:rsid="0028688b" officeooo:paragraph-rsid="0028688b"/>
    </style:style>
    <style:style style:name="P6" style:family="paragraph" style:parent-style-name="Standard">
      <style:text-properties officeooo:rsid="002d58fd" officeooo:paragraph-rsid="002d58fd"/>
    </style:style>
    <style:style style:name="P7" style:family="paragraph" style:parent-style-name="Standard">
      <style:text-properties officeooo:rsid="0030e606" officeooo:paragraph-rsid="0030e606"/>
    </style:style>
    <style:style style:name="P8" style:family="paragraph" style:parent-style-name="Standard">
      <style:text-properties officeooo:rsid="0032ed25" officeooo:paragraph-rsid="0032ed25"/>
    </style:style>
    <style:style style:name="P9" style:family="paragraph" style:parent-style-name="Standard">
      <style:text-properties officeooo:rsid="00344faa" officeooo:paragraph-rsid="00344faa"/>
    </style:style>
    <style:style style:name="P10" style:family="paragraph" style:parent-style-name="Standard">
      <style:text-properties officeooo:rsid="003be5e4" officeooo:paragraph-rsid="003be5e4"/>
    </style:style>
    <style:style style:name="P11" style:family="paragraph" style:parent-style-name="Standard">
      <style:text-properties officeooo:rsid="003c8adf" officeooo:paragraph-rsid="003c8adf"/>
    </style:style>
    <style:style style:name="P12" style:family="paragraph" style:parent-style-name="Standard">
      <style:text-properties officeooo:rsid="003dfcb8" officeooo:paragraph-rsid="003dfcb8"/>
    </style:style>
    <style:style style:name="P13" style:family="paragraph" style:parent-style-name="Standard">
      <style:text-properties officeooo:rsid="003ff1a2" officeooo:paragraph-rsid="003ff1a2"/>
    </style:style>
    <style:style style:name="P14" style:family="paragraph" style:parent-style-name="Standard">
      <style:text-properties officeooo:rsid="0041ebc6" officeooo:paragraph-rsid="0041ebc6"/>
    </style:style>
    <style:style style:name="P15" style:family="paragraph" style:parent-style-name="Standard">
      <style:text-properties officeooo:rsid="0049cc4a" officeooo:paragraph-rsid="0049cc4a"/>
    </style:style>
    <style:style style:name="P16" style:family="paragraph" style:parent-style-name="Standard">
      <style:text-properties officeooo:rsid="004a023a" officeooo:paragraph-rsid="004a023a"/>
    </style:style>
    <style:style style:name="P17" style:family="paragraph" style:parent-style-name="Standard">
      <style:text-properties officeooo:rsid="00513585" officeooo:paragraph-rsid="00513585"/>
    </style:style>
    <style:style style:name="P18" style:family="paragraph" style:parent-style-name="Standard">
      <style:text-properties fo:font-size="24pt" officeooo:rsid="0062aeda" officeooo:paragraph-rsid="0062aeda" style:font-size-asian="21pt" style:font-size-complex="24pt"/>
    </style:style>
    <style:style style:name="P19" style:family="paragraph" style:parent-style-name="Standard">
      <style:text-properties officeooo:rsid="006c492d" officeooo:paragraph-rsid="006c492d"/>
    </style:style>
    <style:style style:name="P20" style:family="paragraph" style:parent-style-name="Standard">
      <style:text-properties officeooo:rsid="006d32d9" officeooo:paragraph-rsid="006d32d9"/>
    </style:style>
    <style:style style:name="P21" style:family="paragraph" style:parent-style-name="Standard">
      <style:text-properties officeooo:rsid="006e720d" officeooo:paragraph-rsid="006e720d"/>
    </style:style>
    <style:style style:name="P22" style:family="paragraph" style:parent-style-name="Standard">
      <style:text-properties officeooo:rsid="005fa880" officeooo:paragraph-rsid="0052f461"/>
    </style:style>
    <style:style style:name="P23" style:family="paragraph" style:parent-style-name="Standard">
      <style:text-properties officeooo:rsid="007209cc" officeooo:paragraph-rsid="007209cc"/>
    </style:style>
    <style:style style:name="P24" style:family="paragraph" style:parent-style-name="Standard">
      <style:text-properties officeooo:rsid="006c492d" officeooo:paragraph-rsid="006c492d"/>
    </style:style>
    <style:style style:name="P25" style:family="paragraph" style:parent-style-name="Standard">
      <style:text-properties officeooo:rsid="006d32d9" officeooo:paragraph-rsid="006d32d9"/>
    </style:style>
    <style:style style:name="P26" style:family="paragraph" style:parent-style-name="Standard">
      <style:text-properties officeooo:rsid="007fc9b8" officeooo:paragraph-rsid="007fc9b8"/>
    </style:style>
    <style:style style:name="P27" style:family="paragraph" style:parent-style-name="Standard">
      <style:text-properties officeooo:rsid="0081e8ed" officeooo:paragraph-rsid="0081e8ed"/>
    </style:style>
    <style:style style:name="P28" style:family="paragraph" style:parent-style-name="Standard">
      <style:text-properties officeooo:rsid="00c4a01a" officeooo:paragraph-rsid="00c4a01a"/>
    </style:style>
    <style:style style:name="P29" style:family="paragraph" style:parent-style-name="Standard">
      <style:text-properties officeooo:rsid="00c87ab7" officeooo:paragraph-rsid="00c87ab7"/>
    </style:style>
    <style:style style:name="P30" style:family="paragraph" style:parent-style-name="Standard">
      <style:text-properties officeooo:rsid="00ca76d9" officeooo:paragraph-rsid="00ca76d9"/>
    </style:style>
    <style:style style:name="P31" style:family="paragraph" style:parent-style-name="Standard">
      <style:text-properties officeooo:rsid="00cc9bf3" officeooo:paragraph-rsid="00cc9bf3"/>
    </style:style>
    <style:style style:name="P32" style:family="paragraph" style:parent-style-name="Standard">
      <style:text-properties officeooo:rsid="00cdde0a" officeooo:paragraph-rsid="00cdde0a"/>
    </style:style>
    <style:style style:name="P33" style:family="paragraph" style:parent-style-name="Standard">
      <style:text-properties officeooo:rsid="00cede67" officeooo:paragraph-rsid="00cede67"/>
    </style:style>
    <style:style style:name="P34" style:family="paragraph" style:parent-style-name="Standard">
      <style:text-properties officeooo:rsid="00d2c1a9" officeooo:paragraph-rsid="00cede67"/>
    </style:style>
    <style:style style:name="P35" style:family="paragraph" style:parent-style-name="Standard">
      <style:text-properties officeooo:rsid="00d2c1a9" officeooo:paragraph-rsid="00d2c1a9"/>
    </style:style>
    <style:style style:name="P36" style:family="paragraph" style:parent-style-name="Standard">
      <style:text-properties officeooo:rsid="00d711da" officeooo:paragraph-rsid="00d711da"/>
    </style:style>
    <style:style style:name="P37" style:family="paragraph" style:parent-style-name="Standard">
      <style:text-properties officeooo:rsid="00d976b1" officeooo:paragraph-rsid="00d976b1"/>
    </style:style>
    <style:style style:name="P38" style:family="paragraph" style:parent-style-name="Standard">
      <style:text-properties officeooo:rsid="00dc66cf" officeooo:paragraph-rsid="00dc66cf"/>
    </style:style>
    <style:style style:name="T1" style:family="text">
      <style:text-properties officeooo:rsid="001dab75"/>
    </style:style>
    <style:style style:name="T2" style:family="text">
      <style:text-properties officeooo:rsid="001fbfdf"/>
    </style:style>
    <style:style style:name="T3" style:family="text">
      <style:text-properties officeooo:rsid="0028688b"/>
    </style:style>
    <style:style style:name="T4" style:family="text">
      <style:text-properties officeooo:rsid="002a14d1"/>
    </style:style>
    <style:style style:name="T5" style:family="text">
      <style:text-properties officeooo:rsid="002e325a"/>
    </style:style>
    <style:style style:name="T6" style:family="text">
      <style:text-properties officeooo:rsid="00324fd7"/>
    </style:style>
    <style:style style:name="T7" style:family="text">
      <style:text-properties officeooo:rsid="00344faa"/>
    </style:style>
    <style:style style:name="T8" style:family="text">
      <style:text-properties officeooo:rsid="00372e38"/>
    </style:style>
    <style:style style:name="T9" style:family="text">
      <style:text-properties officeooo:rsid="003c8adf"/>
    </style:style>
    <style:style style:name="T10" style:family="text">
      <style:text-properties officeooo:rsid="00464233"/>
    </style:style>
    <style:style style:name="T11" style:family="text">
      <style:text-properties officeooo:rsid="0050ab6c"/>
    </style:style>
    <style:style style:name="T12" style:family="text">
      <style:text-properties officeooo:rsid="0069147f"/>
    </style:style>
    <style:style style:name="T13" style:family="text">
      <style:text-properties officeooo:rsid="006ccb0f"/>
    </style:style>
    <style:style style:name="T14" style:family="text">
      <style:text-properties officeooo:rsid="006fd8f1"/>
    </style:style>
    <style:style style:name="T15" style:family="text">
      <style:text-properties officeooo:rsid="00714677"/>
    </style:style>
    <style:style style:name="T16" style:family="text">
      <style:text-properties officeooo:rsid="007209cc"/>
    </style:style>
    <style:style style:name="T17" style:family="text">
      <style:text-properties officeooo:rsid="0072c3ed"/>
    </style:style>
    <style:style style:name="T18" style:family="text">
      <style:text-properties officeooo:rsid="00744354"/>
    </style:style>
    <style:style style:name="T19" style:family="text">
      <style:text-properties officeooo:rsid="00814b66"/>
    </style:style>
    <style:style style:name="T20" style:family="text">
      <style:text-properties officeooo:rsid="00c5dd79"/>
    </style:style>
    <style:style style:name="T21" style:family="text">
      <style:text-properties officeooo:rsid="00ca85c3"/>
    </style:style>
    <style:style style:name="T22" style:family="text">
      <style:text-properties officeooo:rsid="00d19c5d"/>
    </style:style>
    <style:style style:name="T23" style:family="text">
      <style:text-properties officeooo:rsid="00d3228d"/>
    </style:style>
    <style:style style:name="T24" style:family="text">
      <style:text-properties officeooo:rsid="00da80f7"/>
    </style:style>
    <style:style style:name="T25" style:family="text">
      <style:text-properties officeooo:rsid="00dc6a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Kartta</text:p>
      <text:p text:style-name="P17"/>
      <text:p text:style-name="P17"/>
      <text:p text:style-name="P17">1 Johdanto</text:p>
      <text:p text:style-name="P17"/>
      <text:p text:style-name="P22"><text:span text:style-name="T18">Projektin</text:span> tarkoituksena on tehdä ohjelma, joka tukee kehitysavustuksia koskevaa poliittista päätöksentekoa. Tutkielman ohjelman mallit kuvaavat Somalian yhteiskunnallisia oloja sekä luonnonilmiöitä. Mallit ovat matemaattisia prosesseja, jotka laskevat muiden mallien tarvitsevia tietoja. Mallit tallentavat tietonsa tietokantaan, josta muut mallit voivat kysellä tarvitsemiaan tietoja. Mallien laskennan tulokset visualisoidaan tietokonesimulaatiolla. <text:span text:style-name="T17">Ohjelma koostuu osaprojekteista, jotka ovat itsenäisiä matemaattisia malleja. Projektimme on ohjelman runko, joka kokoaa mallit yhteen. </text:span></text:p>
      <text:p text:style-name="P22"><text:span text:style-name="T17"/></text:p>
      <text:p text:style-name="P23"><text:span text:style-name="T16">j</text:span>uho rutila</text:p>
      <text:p text:style-name="P1"/>
      <text:p text:style-name="P1"><text:span text:style-name="T11">2 </text:span>Vaatimusmäärittely</text:p>
      <text:p text:style-name="P1"/>
      <text:p text:style-name="P1"><text:span text:style-name="T14">2.</text:span>1. Ohjelman yleiskuvau<text:span text:style-name="T1">s</text:span></text:p>
      <text:p text:style-name="P2"><text:s/></text:p>
      <text:p text:style-name="P2"><text:span text:style-name="T14">2.1.</text:span>1 Ohjelman tarkoitus ja toiminta</text:p>
      <text:p text:style-name="P2"/>
      <text:p text:style-name="P3">Ohjelma on tarkoitettu tukemaan kehitys<text:span text:style-name="T2">apua koskevaa poliittista päätöksentekoa. Ohjelman pohjana on kartta, jolle käyttäjä pystyy lisäämään erilaisia olioita, esimerkiksi kaupunkeja. Ohjelma sisältää matemaattisia malleja, jotka mallintavat olioiden käyttäytymistä toisistaan riippuen. <text:s text:c="2"/>Olioiden kartalle lisäämisen jälkeen käyttäjä käynnistää simulaation, joka laskee eri olioiden tilat jokaiselle aika-askeleelle, ja tulokset näkyvät kartalla. Käyttäjä pystyy simulaation jälkeen palaamaan eri aika-askeleisiin ja itse muuttamaan eri olioiden attribuutteja, ja tämän jälkeen käynnistämään samasta kohdasta simulaation uudestaan. Näin ohjelma havainnollistaa kehitysapua, sillä poliitikot voivat esimerkiksi lisätä ruuan määrää simulaatiossa. </text:span></text:p>
      <text:p text:style-name="P2"/>
      <text:p text:style-name="P4"><text:span text:style-name="T15">2.</text:span>1.<text:span text:style-name="T10">2</text:span> <text:span text:style-name="T3">Ohjelman ympäristö</text:span></text:p>
      <text:p text:style-name="P4"/>
      <text:p text:style-name="P5"><text:span text:style-name="T3">O</text:span>hjelman karttakäyttöliittymä on koodattu javascriptillä. <text:span text:style-name="T4">Matemaattiset mallit sekä palvelin on koodattu Javalla. </text:span></text:p>
      <text:p text:style-name="P2"/>
      <text:p text:style-name="P1"><text:span text:style-name="T15">2.</text:span>2. Ohjelman käsittelemä tieto</text:p>
      <text:p text:style-name="P1"/>
      <text:p text:style-name="P6">Ohjelma käsittelee eri olioiden tietoja sekä käyttäjän ohjelmaan syöttämiä tietoja. <text:span text:style-name="T5">Jokaisella oliolla on attribuutteja, joihin matemaattiset mallit vaikuttavat. Esimerkiksi pelto-oliolla on koko. </text:span></text:p>
      <text:p text:style-name="P1"/>
      <text:p text:style-name="P1"><text:span text:style-name="T15">2.</text:span>3. Ohjelman toiminnot</text:p>
      <text:p text:style-name="P1"/>
      <text:p text:style-name="P7">3.1 <text:span text:style-name="T6">Olioiden lisääminen</text:span></text:p>
      <text:p text:style-name="P7"/>
      <text:p text:style-name="P14"><text:span text:style-name="T6">Kä</text:span>yttäjä voi lisätä kartalle erilaisia olioita ja määrittää osan niiden attribuuteista. </text:p>
      <text:p text:style-name="P7"/>
      <text:p text:style-name="P8"><text:span text:style-name="T15">2.3.</text:span>1.1 Kaupunkien lisääminen</text:p>
      <text:p text:style-name="P8"/>
      <text:p text:style-name="P15">Kaupungilla on koko, asukasmäärä....</text:p>
      <text:p text:style-name="P8"/>
      <text:p text:style-name="P8"><text:span text:style-name="T15">2.</text:span>3.1.2 Vesistöjen lisääminen</text:p>
      <text:p text:style-name="P8"><text:soft-page-break/></text:p>
      <text:p text:style-name="P15">Vesistöllä on pinta-ala, syvyys, ...</text:p>
      <text:p text:style-name="P8"/>
      <text:p text:style-name="P8"><text:span text:style-name="T15">2.</text:span>3.1.3 Teiden lisääminen</text:p>
      <text:p text:style-name="P8"/>
      <text:p text:style-name="P16">Teillä on alkukoordinaatti, loppukoordinaatti, kestävyys? ...</text:p>
      <text:p text:style-name="P8"/>
      <text:p text:style-name="P8"><text:span text:style-name="T15">2.</text:span>3.1.4 <text:span text:style-name="T7">Peltojen lisääminen</text:span></text:p>
      <text:p text:style-name="P8"/>
      <text:p text:style-name="P16"><text:span text:style-name="T7">P</text:span>ellolla on pinta-ala, kasvi? </text:p>
      <text:p text:style-name="P8"/>
      <text:p text:style-name="P8"/>
      <text:p text:style-name="P9"><text:span text:style-name="T15">2.</text:span>3.2 Simuloinnin käynnistäminen</text:p>
      <text:p text:style-name="P9"/>
      <text:p text:style-name="P12">Nappia painamalla käyttäjä pystyy käynnistämään simulaation. </text:p>
      <text:p text:style-name="P9"/>
      <text:p text:style-name="P9"><text:span text:style-name="T15">2.</text:span>3.3 <text:span text:style-name="T8">Simuloinnin jälkeen olion attribuutin muuttaminen tietyllä aika-askeleella</text:span></text:p>
      <text:p text:style-name="P9"/>
      <text:p text:style-name="P13"><text:span text:style-name="T8">S</text:span>imulaation jälkeen käyttäjä voi palata eri aika-askeleisiin, muuttaa eri olioiden attribuutteja ja käynnistää simulaation uudelleen kyseisestä aika-askeleesta. </text:p>
      <text:p text:style-name="P13"/>
      <text:p text:style-name="P1"><text:span text:style-name="T15">2.</text:span>4. Muut vaatimukset</text:p>
      <text:p text:style-name="P1"/>
      <text:p text:style-name="P10"><text:span text:style-name="T15">2.</text:span>4.1 <text:span text:style-name="T9">Laskenta</text:span></text:p>
      <text:p text:style-name="P11"/>
      <text:p text:style-name="P11">Ohjelman tulee selviytyä matemaattista mallien laskennast<text:span text:style-name="T12">a</text:span>.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
      <text:p text:style-name="P19"><text:soft-page-break/>3 <text:span text:style-name="T13">Tekninen dokumentti</text:span></text:p>
      <text:p text:style-name="P19"/>
      <text:p text:style-name="P20"><text:span text:style-name="T13">3.1 Ohjelmistoprosessi</text:span></text:p>
      <text:p text:style-name="P20"/>
      <text:p text:style-name="P26"><text:span text:style-name="T13">N</text:span>oudatamme projektissamme <text:span text:style-name="T19">The Rational Unified Process-ohjelmistoprosessia. RUP-prosessi kokoaa yhteen elementtejä kaikista yleisistä ohjelmistoprosesseista, tukee iteraatiota sekä muokkautuvuutta ohjelmiston vaatimusmäärittelyssä. … tähän vielä jotain</text:span></text:p>
      <text:p text:style-name="P26"><text:span text:style-name="T19"><text:s text:c="4"/>RUP on malli, joka jakaa ohjelmistoprosessin neljään erilliseen vaiheeseen. Ensimmäinen vaihe on alustusvaihe. Tämän vaiheen tarkoituksena on määritellä ohjelmiston tarkoitus. Alustuksessa täytyy määrittää kaikki ulkoiset tekijät jotka vaikuttavat ohjelmiston vaatimuksiin, kuten ihmiset ja ulkoiset systeemit. Sen jälkeen arvioidaan ohjelmiston vaikutus sitä kehittävän organisaation, kuten yrityksen tai tutkimusprojektin toimintaan. Jos ohjelmisto ei olisi millään tavalla tarpeellinen tai hyödyllinen kellekään, prosessi loppuu tämän vaiheen jälkeen. </text:span></text:p>
      <text:p text:style-name="P26"><text:span text:style-name="T19"><text:s text:c="4"/>RUP-prosessin toinen vaihe on valmistelu. Toisen vaiheen tarkoituksena on suunnitella ohjelmiston arkkitehtuuri, tehdä kehityssuunnitelma ja tehdä riskiarvio. Vaiheen lopputuloksena on vaatimusmäärittelydokumentti, arkkitehtuurin selitys, kehityssuunnitelma sekä riskiarviodokumentti <text:s/>ohjelmistolle. </text:span></text:p>
      <text:p text:style-name="P26"><text:span text:style-name="T19"><text:s text:c="4"/>Kolmas vaihe on kehittäminen. Kehittämisen alueita ovat systeemin suunnittelu, ohjelmointi ja testaus. Ohjelmiston osat kehitetään rinnakkain ja integroidaan systeemiin. Tämän vaiheen lopputuloksena on toimiva ohjelmisto sekä ohjeet käyttäjille. </text:span></text:p>
      <text:p text:style-name="P26"><text:span text:style-name="T19"><text:s text:c="4"/>Viimeinen vaihe on muuntautuminen. Ohjelmiston täytyy muuntautua kehittäjien testaamisesta käyttäjille sekä toimia 'oikeassa maailmassa'. Viimeisen vaiheen lopussa on kehitetty ohjelmisto, joka vastaa sille asetettuja vaatimuksia. </text:span></text:p>
      <text:p text:style-name="P26"><text:span text:style-name="T19"><text:s text:c="4"/>RUP-prosessiin kuuluu myös kuuden käytännön neuvon noudattaminen. Ne ovat lueteltu seuraavana: </text:span></text:p>
      <text:p text:style-name="P26"/>
      <text:p text:style-name="P28"><text:span text:style-name="T19">1. </text:span>Iteratiivinen ohjelmistoprosessi</text:p>
      <text:p text:style-name="P28"/>
      <text:p text:style-name="P28">Systeemin suunnittelu perustuu <text:span text:style-name="T20">käyttäjien tarpeisiin. Kehitysvaiheet täytyy siis suunnitella käyttäjien mukaisesti ja ottaa huomioon, että käyttäjien vaatimukset voivat muuttua prosessin aikana. </text:span></text:p>
      <text:p text:style-name="P28"/>
      <text:p text:style-name="P29"><text:span text:style-name="T20">2. Hallitse vaatimuksia</text:span></text:p>
      <text:p text:style-name="P30"/>
      <text:p text:style-name="P30"><text:span text:style-name="T20">O</text:span>hjelmiston vaatimukset täytyy dokumentoida täsmällisesti ja <text:span text:style-name="T21">muuttaa niitä tarpeen tullessa. Vaatimusten vaikutusta ohjelmistoon täytyy analysoida ennen niiden hyväksymistä. </text:span></text:p>
      <text:p text:style-name="P30"/>
      <text:p text:style-name="P31"><text:span text:style-name="T21">3. Käytä komponenttipohjaista arkkitehtuuria</text:span></text:p>
      <text:p text:style-name="P31"/>
      <text:p text:style-name="P32">RUP-prosessissa systeemiarkkitehtuuriin kuuluu sen komponentteihin jakaminen. </text:p>
      <text:p text:style-name="P32"/>
      <text:p text:style-name="P33">4. <text:span text:style-name="T22">Mallinna systeemiä visuaalisesti</text:span></text:p>
      <text:p text:style-name="P34"/>
      <text:p text:style-name="P35">Suunnittelussa täytyy käyttää <text:span text:style-name="T23">UML-kaavioita systeemin staattisten ja muuttuvien tilojen esittämiseen. </text:span></text:p>
      <text:p text:style-name="P35"/>
      <text:p text:style-name="P36"><text:span text:style-name="T23">5. Varmenna ohjelmiston laatu</text:span></text:p>
      <text:p text:style-name="P36"/>
      <text:p text:style-name="P37"><text:span text:style-name="T23">V</text:span>armista, että ohjelmisto noudattaa organisaation sovittuja standardeja. </text:p>
      <text:p text:style-name="P37"/>
      <text:p text:style-name="P37">6. <text:span text:style-name="T24">Hallitse systeemin muutoksia</text:span></text:p>
      <text:p text:style-name="P37"/>
      <text:p text:style-name="P38"><text:soft-page-break/><text:span text:style-name="T24">O</text:span>hjelmistoon tehtäviä muutoksia täytyy hallita <text:span text:style-name="T25">käyttämällä versionhallintaa.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4 Testausdokumentti</text:p>
      <text:p text:style-name="P27"/>
      <text:p text:style-name="P27">Lähteet: [1]: Sommerville: Software engineering, seventh ed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00:05:00.162918000</meta:creation-date>
    <dc:date>2013-11-30T20:53:39.851161000</dc:date>
    <meta:editing-duration>PT4H30M2S</meta:editing-duration>
    <meta:editing-cycles>208</meta:editing-cycles>
    <meta:generator>LibreOffice/4.1.2.3$MacOSX_x86 LibreOffice_project/40b2d7fde7e8d2d7bc5a449dc65df4d08a7dd38</meta:generator>
    <meta:document-statistic meta:table-count="0" meta:image-count="0" meta:object-count="0" meta:page-count="4" meta:paragraph-count="53" meta:word-count="571" meta:character-count="5366" meta:non-whitespace-character-count="5345"/>
  </office:meta>
</office:document-meta>
</file>